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dd32" officeooo:paragraph-rsid="0017dd32"/>
    </style:style>
    <style:style style:name="P2" style:family="paragraph" style:parent-style-name="Standard">
      <style:text-properties officeooo:rsid="0017f678" officeooo:paragraph-rsid="0017f6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UPDATE :</text:p>
      <text:p text:style-name="P1"/>
      <text:p text:style-name="P1">1) On modifie toutes les colonnes de la table (sauf la PK) en fonction de la PK.</text:p>
      <text:p text:style-name="P1"/>
      <text:p text:style-name="P1">2) Syntaxe :</text:p>
      <text:p text:style-name="P1">UPDATE « la table » SET colonne1 = valeur1, colonne2 = valeur2 WHERE PK = valeur</text:p>
      <text:p text:style-name="P1"/>
      <text:p text:style-name="P2">3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4:07:00.117000000</meta:creation-date>
    <dc:date>2023-12-19T14:10:05</dc:date>
    <meta:editing-duration>PT3M4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5" meta:word-count="40" meta:character-count="185" meta:non-whitespace-character-count="150"/>
  </office:meta>
</office:document-meta>
</file>